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ableSourceIncludeCacheStorageProxy.get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ifiableSourceIncludeCacheStorageProx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ableSourceIncludeCacheStorageProxy.remove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ifiableSourceIncludeCacheStorageProxy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iableSourceIncludeCacheStorageProxy.put( String uri , Serializable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difiableSourceIncludeCacheStorageProxy.ModifiableSourceIncludeCacheStorageProxy( SourceResolver resolver , String paren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ableSourceIncludeCacheStorageProxy.get(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